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7.747cm"/>
    </style:style>
    <style:style style:name="gr7" style:family="graphic" style:parent-style-name="standard">
      <style:graphic-properties draw:stroke="none" svg:stroke-color="#000000" draw:fill="none" draw:fill-color="#ffffff" fo:min-height="0.939cm"/>
    </style:style>
    <style:style style:name="gr8" style:family="graphic" style:parent-style-name="objectwithoutfill">
      <style:graphic-properties draw:marker-end="Arrow"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78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6.8999996185303pt"/>
    </style:style>
    <style:style style:name="P5" style:family="paragraph">
      <style:paragraph-properties fo:text-align="center"/>
      <style:text-properties fo:font-size="16.8999996185303pt"/>
    </style:style>
    <style:style style:name="P6" style:family="paragraph">
      <style:paragraph-properties fo:text-align="center"/>
      <style:text-properties fo:font-size="7.5pt" style:text-underline-style="none" style:font-size-asian="8pt" style:font-size-complex="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16.8999996185303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1cm" svg:height="2.073cm" svg:x="1cm" svg:y="1cm">
          <draw:text-box>
            <text:p text:style-name="P1"><text:span text:style-name="T1">Core loop –</text:span></text:p>
            <text:p text:style-name="P1"><text:span text:style-name="T2"><text:s text:c="2"/></text:span><text:span text:style-name="T2">This is the main operation loop of the program, and runs freely with delays here and there.</text:span></text:p>
          </draw:text-box>
        </draw:frame>
        <draw:frame draw:style-name="gr2" draw:layer="layout" svg:width="16.637cm" svg:height="1.27cm" svg:x="2.27cm" svg:y="7.35cm">
          <draw:text-box>
            <text:p>If UART mode, parse data and read/write registers</text:p>
          </draw:text-box>
        </draw:frame>
        <draw:frame draw:style-name="gr2" draw:layer="layout" svg:width="16.637cm" svg:height="1.27cm" svg:x="2.27cm" svg:y="8.62cm">
          <draw:text-box>
            <text:p>If SPI mode, parse data and write to registers</text:p>
          </draw:text-box>
        </draw:frame>
        <draw:frame draw:style-name="gr2" draw:layer="layout" svg:width="16.637cm" svg:height="1.27cm" svg:x="2.27cm" svg:y="9.89cm">
          <draw:text-box>
            <text:p>If I2C mode, parse data and write to registers</text:p>
          </draw:text-box>
        </draw:frame>
        <draw:frame draw:style-name="gr2" draw:layer="layout" svg:width="16.637cm" svg:height="1.27cm" svg:x="2.27cm" svg:y="11.033cm">
          <draw:text-box>
            <text:p>If slave mode...</text:p>
          </draw:text-box>
        </draw:frame>
        <draw:frame draw:style-name="gr2" draw:layer="layout" svg:width="16.51cm" svg:height="1.27cm" svg:x="3.54cm" svg:y="12.43cm">
          <draw:text-box>
            <text:p>Write data to registers</text:p>
          </draw:text-box>
        </draw:frame>
        <draw:frame draw:style-name="gr2" draw:layer="layout" svg:width="16.51cm" svg:height="1.27cm" svg:x="3.54cm" svg:y="13.7cm">
          <draw:text-box>
            <text:p>Step “Slave address acquisition” state machine</text:p>
          </draw:text-box>
        </draw:frame>
        <draw:frame draw:style-name="gr2" draw:layer="layout" svg:width="16.637cm" svg:height="1.27cm" svg:x="2.27cm" svg:y="14.97cm">
          <draw:text-box>
            <text:p>If master mode...</text:p>
          </draw:text-box>
        </draw:frame>
        <draw:frame draw:style-name="gr2" draw:layer="layout" svg:width="16.51cm" svg:height="1.27cm" svg:x="3.54cm" svg:y="16.24cm">
          <draw:text-box>
            <text:p>Step “Address enumeration” state machine</text:p>
          </draw:text-box>
        </draw:frame>
        <draw:frame draw:style-name="gr2" draw:layer="layout" svg:width="16.51cm" svg:height="1.27cm" svg:x="3.54cm" svg:y="17.51cm">
          <draw:text-box>
            <text:p>Read Slave information (for use In state machine)</text:p>
          </draw:text-box>
        </draw:frame>
        <draw:frame draw:style-name="gr2" draw:layer="layout" svg:width="16.51cm" svg:height="1.27cm" svg:x="3.54cm" svg:y="18.78cm">
          <draw:text-box>
            <text:p>Deliver periodic data to slaves, if state machine done</text:p>
          </draw:text-box>
        </draw:frame>
        <draw:frame draw:style-name="gr2" draw:layer="layout" svg:width="16.637cm" svg:height="1.27cm" svg:x="2.27cm" svg:y="20.05cm">
          <draw:text-box>
            <text:p>Interpret changes to local registers – take actions</text:p>
          </draw:text-box>
        </draw:frame>
        <draw:path draw:style-name="gr3" draw:text-style-name="P2" draw:layer="layout" svg:width="15.37cm" svg:height="1.324cm" draw:transform="rotate (1.61216063006686) translate (1.55222804142105cm 22.0431838861794cm)" svg:viewBox="0 0 15371 1325" svg:d="m693 747c-5023-1479 19086-481 13958 578">
          <text:p/>
        </draw:path>
      </draw:page>
      <draw:page draw:name="page2" draw:style-name="dp1" draw:master-page-name="Default">
        <draw:line draw:style-name="gr4" draw:text-style-name="P2" draw:layer="layout" svg:x1="1.635cm" svg:y1="8.239cm" svg:x2="1.635cm" svg:y2="16.113cm">
          <text:p/>
        </draw:line>
        <draw:frame draw:style-name="gr2" draw:text-style-name="P3" draw:layer="layout" svg:width="2.54cm" svg:height="1.27cm" draw:transform="rotate (-1.57079632679579) translate (2.27cm 6.08cm)">
          <draw:text-box>
            <text:p text:style-name="P2"><text:span text:style-name="T3">Time</text:span></text:p>
          </draw:text-box>
        </draw:frame>
        <draw:frame draw:style-name="gr2" draw:text-style-name="P3" draw:layer="layout" svg:width="2.54cm" svg:height="1.27cm" svg:x="6.588cm" svg:y="3.54cm">
          <draw:text-box>
            <text:p text:style-name="P2"><text:span text:style-name="T3">Action</text:span></text:p>
          </draw:text-box>
        </draw:frame>
        <draw:frame draw:style-name="gr2" draw:text-style-name="P3" draw:layer="layout" svg:width="5.08cm" svg:height="1.27cm" svg:x="2.27cm" svg:y="4.81cm">
          <draw:text-box>
            <text:p text:style-name="P2"><text:span text:style-name="T3">Master</text:span></text:p>
          </draw:text-box>
        </draw:frame>
        <draw:frame draw:style-name="gr2" draw:text-style-name="P3" draw:layer="layout" svg:width="5.08cm" svg:height="1.27cm" svg:x="8.62cm" svg:y="4.81cm">
          <draw:text-box>
            <text:p text:style-name="P2"><text:span text:style-name="T3">Slave 1</text:span></text:p>
          </draw:text-box>
        </draw:frame>
        <draw:frame draw:style-name="gr2" draw:text-style-name="P3" draw:layer="layout" svg:width="5.08cm" svg:height="1.27cm" svg:x="14.97cm" svg:y="4.81cm">
          <draw:text-box>
            <text:p text:style-name="P2"><text:span text:style-name="T3">Slave 2</text:span></text:p>
          </draw:text-box>
        </draw:frame>
        <draw:line draw:style-name="gr5" draw:text-style-name="P2" draw:layer="layout" svg:x1="2.27cm" svg:y1="6.08cm" svg:x2="20.05cm" svg:y2="6.08cm">
          <text:p/>
        </draw:line>
        <draw:line draw:style-name="gr5" draw:text-style-name="P2" draw:layer="layout" svg:x1="9.001cm" svg:y1="4.048cm" svg:x2="20.05cm" svg:y2="4.048cm">
          <text:p/>
        </draw:line>
        <draw:line draw:style-name="gr5" draw:text-style-name="P2" draw:layer="layout" svg:x1="2.27cm" svg:y1="4.048cm" svg:x2="6.715cm" svg:y2="4.048cm">
          <text:p/>
        </draw:line>
        <draw:frame draw:style-name="gr6" draw:text-style-name="P1" draw:layer="layout" svg:width="6.35cm" svg:height="9.131cm" svg:x="2.27cm" svg:y="6.084cm">
          <draw:text-box>
            <text:p><text:span text:style-name="T2">Lower CONFIG_OUT</text:span></text:p>
            <text:p><text:span text:style-name="T2">Config ports</text:span></text:p>
            <text:p><text:span text:style-name="T2">Raise CONFIG_OUT</text:span></text:p>
            <text:p><text:span text:style-name="T2">Poll bus</text:span></text:p>
            <text:p><text:span text:style-name="T2">Send address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Send Addr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(…)</text:span></text:p>
            <text:p><text:span text:style-name="T2">Poll bus</text:span></text:p>
            <text:p><text:span text:style-name="T2">Give up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8.62cm" svg:y="6.08cm">
          <draw:text-box>
            <text:p><text:span text:style-name="T2">Config ports</text:span></text:p>
            <text:p><text:span text:style-name="T2"/></text:p>
            <text:p><text:span text:style-name="T2">CONFIG_IN detect</text:span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15.013cm" svg:y="6.093cm">
          <draw:text-box>
            <text:p><text:span text:style-name="T2">Config port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CONFIG_IN detect</text:span></text:p>
            <text:p><text:span text:style-name="T2"/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  <text:p><text:span text:style-name="T2"/></text:p>
          </draw:text-box>
        </draw:frame>
        <draw:line draw:style-name="gr4" draw:text-style-name="P2" draw:layer="layout" svg:x1="7.35cm" svg:y1="7.604cm" svg:x2="8.62cm" svg:y2="7.604cm">
          <text:p/>
        </draw:line>
        <draw:line draw:style-name="gr4" draw:text-style-name="P2" draw:layer="layout" svg:x1="8.62cm" svg:y1="8.112cm" svg:x2="4.556cm" svg:y2="8.112cm">
          <text:p/>
        </draw:line>
        <draw:line draw:style-name="gr4" draw:text-style-name="P2" draw:layer="layout" svg:x1="5.699cm" svg:y1="8.747cm" svg:x2="8.62cm" svg:y2="8.747cm">
          <text:p/>
        </draw:line>
        <draw:line draw:style-name="gr4" draw:text-style-name="P2" draw:layer="layout" svg:x1="13.7cm" svg:y1="9.255cm" svg:x2="14.97cm" svg:y2="9.255cm">
          <text:p/>
        </draw:line>
        <draw:line draw:style-name="gr4" draw:text-style-name="P2" draw:layer="layout" svg:x1="4.556cm" svg:y1="10.398cm" svg:x2="14.97cm" svg:y2="10.398cm">
          <text:p/>
        </draw:line>
        <draw:line draw:style-name="gr4" draw:text-style-name="P2" draw:layer="layout" svg:x1="5.064cm" svg:y1="10.906cm" svg:x2="14.97cm" svg:y2="10.906cm">
          <text:p/>
        </draw:line>
        <draw:line draw:style-name="gr5" draw:text-style-name="P2" draw:layer="layout" svg:x1="1.635cm" svg:y1="4.429cm" svg:x2="1.635cm" svg:y2="6.588cm">
          <text:p/>
        </draw:line>
        <draw:frame draw:style-name="gr7" draw:text-style-name="P4" draw:layer="layout" svg:width="11.43cm" svg:height="1.189cm" svg:x="1cm" svg:y="1cm">
          <draw:text-box>
            <text:p><text:span text:style-name="T4">General slave discovery handshaking</text:span></text:p>
          </draw:text-box>
        </draw:frame>
      </draw:page>
      <draw:page draw:name="page3" draw:style-name="dp1" draw:master-page-name="Default">
        <draw:frame draw:style-name="gr7" draw:text-style-name="P4" draw:layer="layout" svg:width="11.95cm" svg:height="1.189cm" svg:x="2.307cm" svg:y="2.188cm">
          <draw:text-box>
            <text:p>Slave address acquisition state machine</text:p>
          </draw:text-box>
        </draw:frame>
        <draw:path draw:style-name="gr8" draw:text-style-name="P2" draw:layer="layout" svg:width="2.957cm" svg:height="0.93cm" draw:transform="skewX (-0.656767397525342) rotate (0.354476371079981) translate (3.30550351619664cm 8.12286795069645cm)" svg:viewBox="0 0 2958 931" svg:d="m0 931c1071-582 1955-882 2958-931">
          <text:p/>
        </draw:path>
        <draw:ellipse draw:style-name="gr9" draw:text-style-name="P5" draw:layer="layout" svg:width="3.801cm" svg:height="3.81cm" svg:x="1.644cm" svg:y="8.62cm">
          <text:p text:style-name="P2"><text:span text:style-name="T4">IDLE</text:span></text:p>
        </draw:ellipse>
        <draw:ellipse draw:style-name="gr9" draw:text-style-name="P5" draw:layer="layout" svg:width="3.801cm" svg:height="3.81cm" svg:x="6.08cm" svg:y="4.81cm">
          <text:p text:style-name="P2"><text:span text:style-name="T4">WaitForSync</text:span></text:p>
        </draw:ellipse>
        <draw:ellipse draw:style-name="gr9" draw:text-style-name="P5" draw:layer="layout" svg:width="3.801cm" svg:height="3.81cm" svg:x="13.7cm" svg:y="8.62cm">
          <text:p text:style-name="P2"><text:span text:style-name="T4">WaitForAddr</text:span></text:p>
        </draw:ellipse>
        <draw:ellipse draw:style-name="gr9" draw:text-style-name="P5" draw:layer="layout" svg:width="3.801cm" svg:height="3.81cm" svg:x="9.899cm" svg:y="16.24cm">
          <text:p text:style-name="P2"><text:span text:style-name="T4">Done</text:span></text:p>
        </draw:ellipse>
        <draw:path draw:style-name="gr8" draw:text-style-name="P2" draw:layer="layout" svg:width="6.373cm" svg:height="3.33cm" draw:transform="skewX (-0.656767397525342) rotate (1.92527269787458) translate (12.102378436355cm 12.6926295368375cm)" svg:viewBox="0 0 6374 3331" svg:d="m6374 0c-1037 790-3858 2550-6374 3331">
          <text:p/>
        </draw:path>
        <draw:frame draw:style-name="gr10" draw:text-style-name="P6" draw:layer="layout" svg:width="4.256cm" svg:height="1.205cm" svg:x="11.476cm" svg:y="6.461cm">
          <draw:text-box>
            <text:p text:style-name="P2"><text:span text:style-name="T5">CONFIG_IN pin = 1</text:span></text:p>
            <text:p text:style-name="P2"><text:span text:style-name="T6">Set slave addr to 0x4A</text:span></text:p>
            <text:p text:style-name="P2"><text:span text:style-name="T6"/></text:p>
          </draw:text-box>
        </draw:frame>
        <draw:path draw:style-name="gr8" draw:text-style-name="P2" draw:layer="layout" svg:width="6.203cm" svg:height="3.418cm" draw:transform="skewX (-0.656767397525342) rotate (0.354476371079981) translate (9.53302637225145cm 14.5832882421038cm)" svg:viewBox="0 0 6204 3419" svg:d="m6204 0c-1037 790-3331 2444-6204 3419">
          <text:p/>
        </draw:path>
        <draw:path draw:style-name="gr8" draw:text-style-name="P2" draw:layer="layout" svg:width="1.778cm" svg:height="1.75cm" draw:transform="skewX (0.0188495559215352) rotate (-0.646295422014564) translate (9.66779117903988cm 15.1572721452132cm)" svg:viewBox="0 0 1779 1751" svg:d="m1779 296c-2340-1324-2347 2287-167 1274">
          <text:p/>
        </draw:path>
        <draw:frame draw:style-name="gr10" draw:text-style-name="P6" draw:layer="layout" svg:width="4.256cm" svg:height="1.205cm" svg:x="10.968cm" svg:y="13.13cm">
          <draw:text-box>
            <text:p text:style-name="P2"><text:span text:style-name="T5">Slave addr no longer 0x4A</text:span></text:p>
            <text:p text:style-name="P2"><text:span text:style-name="T6">Set CONFIG_OUT = 1</text:span></text:p>
            <text:p text:style-name="P2"><text:span text:style-name="T6"/></text:p>
          </draw:text-box>
        </draw:frame>
        <draw:frame draw:style-name="gr10" draw:text-style-name="P6" draw:layer="layout" svg:width="4.256cm" svg:height="1.205cm" svg:x="5.826cm" svg:y="14.908cm">
          <draw:text-box>
            <text:p text:style-name="P2"><text:span text:style-name="T5">CONFIG_IN = 1</text:span></text:p>
            <text:p text:style-name="P2"><text:span text:style-name="T6"/></text:p>
            <text:p text:style-name="P2"><text:span text:style-name="T6"/></text:p>
          </draw:text-box>
        </draw:frame>
        <draw:frame draw:style-name="gr10" draw:text-style-name="P6" draw:layer="layout" svg:width="4.256cm" svg:height="1.523cm" svg:x="5.572cm" svg:y="19.415cm">
          <draw:text-box>
            <text:p text:style-name="P2"><text:span text:style-name="T5">CONFIG_IN = 0</text:span></text:p>
            <text:p text:style-name="P2"><text:span text:style-name="T6">Wait 1 second</text:span></text:p>
            <text:p text:style-name="P2"><text:span text:style-name="T6">SoftwareReset();</text:span></text:p>
            <text:p text:style-name="P2"><text:span text:style-name="T6"/></text:p>
          </draw:text-box>
        </draw:frame>
        <draw:path draw:style-name="gr8" draw:text-style-name="P2" draw:layer="layout" svg:width="3.698cm" svg:height="0.377cm" draw:transform="skewX (-0.656767397525342) rotate (0.354476371079981) translate (7.161cm 20.939cm)" svg:viewBox="0 0 3699 378" svg:d="m3699 21c-1326 450-2678 508-3699-21">
          <text:p/>
        </draw:path>
      </draw:page>
      <draw:page draw:name="page4" draw:style-name="dp1" draw:master-page-name="Default">
        <draw:frame draw:style-name="gr7" draw:text-style-name="P4" draw:layer="layout" svg:width="11.95cm" svg:height="1.189cm" svg:x="2.307cm" svg:y="2.188cm">
          <draw:text-box>
            <text:p><text:span text:style-name="T4">Master address enumeration state machine</text:span></text:p>
          </draw:text-box>
        </draw:frame>
        <draw:path draw:style-name="gr8" draw:text-style-name="P2" draw:layer="layout" svg:width="2.957cm" svg:height="0.93cm" draw:transform="skewX (-0.656767397525342) rotate (0.354476371079981) translate (3.30550351619664cm 8.12286795069645cm)" svg:viewBox="0 0 2958 931" svg:d="m0 931c1071-582 1955-882 2958-931">
          <text:p/>
        </draw:path>
        <draw:ellipse draw:style-name="gr9" draw:text-style-name="P7" draw:layer="layout" svg:width="3.801cm" svg:height="3.81cm" svg:x="1.644cm" svg:y="8.62cm">
          <text:p text:style-name="P2"><text:span text:style-name="T7">IDLE</text:span></text:p>
          <text:p text:style-name="P2"><text:span text:style-name="T2">(configure</text:span></text:p>
          <text:p text:style-name="P2"><text:span text:style-name="T2">Local regs)</text:span></text:p>
        </draw:ellipse>
        <draw:ellipse draw:style-name="gr9" draw:text-style-name="P7" draw:layer="layout" svg:width="3.801cm" svg:height="3.81cm" svg:x="6.08cm" svg:y="4.81cm">
          <text:p text:style-name="P2"><text:span text:style-name="T7">PollDefault</text:span><text:span text:style-name="T2"><text:line-break/></text:span><text:span text:style-name="T8">Read remote</text:span></text:p>
          <text:p text:style-name="P2"><text:span text:style-name="T8">address reg</text:span></text:p>
        </draw:ellipse>
        <draw:ellipse draw:style-name="gr9" draw:text-style-name="P7" draw:layer="layout" svg:width="3.801cm" svg:height="3.81cm" svg:x="13.7cm" svg:y="8.62cm">
          <text:p text:style-name="P2"><text:span text:style-name="T7">SendAddr</text:span></text:p>
          <text:p text:style-name="P2"><text:span text:style-name="T2">Check rx buffer</text:span></text:p>
          <text:p text:style-name="P2"><text:span text:style-name="T2">For 0x4A,</text:span></text:p>
          <text:p text:style-name="P2"><text:span text:style-name="T2">Delay 5ms</text:span></text:p>
        </draw:ellipse>
        <draw:ellipse draw:style-name="gr9" draw:text-style-name="P8" draw:layer="layout" svg:width="3.801cm" svg:height="3.81cm" svg:x="9.899cm" svg:y="16.24cm">
          <text:p text:style-name="P2"><text:span text:style-name="T7">Done</text:span></text:p>
        </draw:ellipse>
        <draw:path draw:style-name="gr8" draw:text-style-name="P2" draw:layer="layout" svg:width="7.257cm" svg:height="3.63cm" draw:transform="skewX (-0.656767397525342) rotate (1.92527269787458) translate (12.282247006684cm 12.7597583150712cm)" svg:viewBox="0 0 7258 3631" svg:d="m7258 0c-2752 2175-5200 3371-7258 3631">
          <text:p/>
        </draw:path>
        <draw:path draw:style-name="gr8" draw:text-style-name="P2" draw:layer="layout" svg:width="6.203cm" svg:height="3.418cm" draw:transform="skewX (-0.656767397525342) rotate (0.354476371079981) translate (9.53302637225145cm 14.5832882421038cm)" svg:viewBox="0 0 6204 3419" svg:d="m6204 0c-1037 790-3331 2444-6204 3419">
          <text:p/>
        </draw:path>
        <draw:path draw:style-name="gr8" draw:text-style-name="P2" draw:layer="layout" svg:width="1.778cm" svg:height="1.75cm" draw:transform="skewX (0.0188495559215352) rotate (-0.646295422014564) translate (9.66779117903988cm 15.1572721452132cm)" svg:viewBox="0 0 1779 1751" svg:d="m1779 296c-2340-1324-2347 2287-167 1274">
          <text:p/>
        </draw:path>
        <draw:frame draw:style-name="gr10" draw:text-style-name="P6" draw:layer="layout" svg:width="4.256cm" svg:height="1.205cm" svg:x="1.189cm" svg:y="7.034cm">
          <draw:text-box>
            <text:p text:style-name="P2"><text:span text:style-name="T5"><text:s text:c="9"/></text:span><text:span text:style-name="T5">1 <text:s text:c="6"/></text:span></text:p>
            <text:p text:style-name="P2"><text:span text:style-name="T6">CONFIG_OUT = 1</text:span></text:p>
            <text:p text:style-name="P2"><text:span text:style-name="T6"/></text:p>
          </draw:text-box>
        </draw:frame>
        <draw:path draw:style-name="gr8" draw:text-style-name="P2" draw:layer="layout" svg:width="6.645cm" svg:height="3.568cm" draw:transform="skewX (-0.656767397525342) rotate (-1.2163199557158) translate (11.3932774727373cm 4.41946198313308cm)" svg:viewBox="0 0 6646 3569" svg:d="m6646 0c-2753 2175-4622 3101-6646 3569">
          <text:p/>
        </draw:path>
        <draw:frame draw:style-name="gr10" draw:text-style-name="P6" draw:layer="layout" svg:width="4.256cm" svg:height="1.523cm" svg:x="9.763cm" svg:y="8.366cm">
          <draw:text-box>
            <text:p text:style-name="P2"><text:span text:style-name="T6">No response</text:span></text:p>
            <text:p text:style-name="P2"><text:span text:style-name="T5">Poll count &lt; 200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frame draw:style-name="gr10" draw:text-style-name="P6" draw:layer="layout" svg:width="4.256cm" svg:height="1.205cm" svg:x="11.795cm" svg:y="5.699cm">
          <draw:text-box>
            <text:p text:style-name="P2"><text:span text:style-name="T5"><text:s text:c="5"/></text:span><text:span text:style-name="T5">1 <text:s text:c="4"/>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path draw:style-name="gr8" draw:text-style-name="P2" draw:layer="layout" svg:width="7.494cm" svg:height="4.076cm" draw:transform="skewX (-0.656767397525342) rotate (-1.2163199557158) translate (11.2253270512061cm 4.25653487397351cm)" svg:viewBox="0 0 7495 4077" svg:d="m7495 0c-2462 2514-5046 3829-7495 4077">
          <text:p/>
        </draw:path>
        <draw:frame draw:style-name="gr10" draw:text-style-name="P6" draw:layer="layout" svg:width="4.256cm" svg:height="1.523cm" svg:x="7.539cm" svg:y="11.065cm">
          <draw:text-box>
            <text:p text:style-name="P2"><text:span text:style-name="T6">Response</text:span></text:p>
            <text:p text:style-name="P2"><text:span text:style-name="T5">Poll count &lt; 200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frame draw:style-name="gr10" draw:text-style-name="P6" draw:layer="layout" svg:width="4.256cm" svg:height="1.128cm" svg:x="6.65cm" svg:y="14.858cm">
          <draw:text-box>
            <text:p text:style-name="P2"><text:span text:style-name="T5"><text:s text:c="5"/></text:span><text:span text:style-name="T5">1 <text:s text:c="4"/></text:span></text:p>
            <text:p text:style-name="P2"><text:span text:style-name="T6"/></text:p>
          </draw:text-box>
        </draw:frame>
        <draw:frame draw:style-name="gr10" draw:text-style-name="P6" draw:layer="layout" svg:width="4.256cm" svg:height="1.523cm" svg:x="13.635cm" svg:y="15.606cm">
          <draw:text-box>
            <text:p text:style-name="P2"><text:span text:style-name="T6">Max slaves reached OR</text:span></text:p>
            <text:p text:style-name="P2"><text:span text:style-name="T5">Max poll count reached</text:span></text:p>
            <text:p text:style-name="P2"><text:span text:style-name="T6"/></text:p>
            <text:p text:style-name="P2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6-10-01T12:14:07.28</meta:creation-date>
    <dc:date>2016-10-03T08:55:23.17</dc:date>
    <meta:editing-duration>PT10H59M20S</meta:editing-duration>
    <meta:editing-cycles>6</meta:editing-cycles>
    <meta:generator>OpenOffice.org/3.3$Win32 OpenOffice.org_project/330m20$Build-9567</meta:generator>
    <dc:creator>Marshall Taylor</dc:creator>
    <meta:document-statistic meta:object-count="64"/>
  </office:meta>
</office:document-meta>
</file>